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3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3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0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2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0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06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5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0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7256774194" calcext:value-type="float">
            <text:p>77.0777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5793548387" calcext:value-type="float">
            <text:p>77.074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8263225807" calcext:value-type="float">
            <text:p>77.0718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258525" calcext:value-type="float">
            <text:p>77.0725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4255483871" calcext:value-type="float">
            <text:p>77.06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6785" calcext:value-type="float">
            <text:p>77.0566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1953548387" calcext:value-type="float">
            <text:p>77.0501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69507096774" calcext:value-type="float">
            <text:p>77.0469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3943225807" calcext:value-type="float">
            <text:p>77.0443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0448" calcext:value-type="float">
            <text:p>77.04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943825" calcext:value-type="float">
            <text:p>77.0394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76285" calcext:value-type="float">
            <text:p>77.037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77075" calcext:value-type="float">
            <text:p>77.0327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4009" calcext:value-type="float">
            <text:p>77.034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82694193548" calcext:value-type="float">
            <text:p>77.0282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45331612903" calcext:value-type="float">
            <text:p>77.0245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153125" calcext:value-type="float">
            <text:p>77.0215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41398709677" calcext:value-type="float">
            <text:p>77.0241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6755" calcext:value-type="float">
            <text:p>77.0326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804" calcext:value-type="float">
            <text:p>77.04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1634782609" calcext:value-type="float">
            <text:p>77.04416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220175" calcext:value-type="float">
            <text:p>77.0522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410675" calcext:value-type="float">
            <text:p>77.0541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16701935484" calcext:value-type="float">
            <text:p>77.0516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15003636364" calcext:value-type="float">
            <text:p>77.05150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68523870968" calcext:value-type="float">
            <text:p>77.0468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52792258065" calcext:value-type="float">
            <text:p>77.0452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50349090909" calcext:value-type="float">
            <text:p>77.04503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8859354839" calcext:value-type="float">
            <text:p>77.0448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63915" calcext:value-type="float">
            <text:p>77.0463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82584" calcext:value-type="float">
            <text:p>77.0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67775" calcext:value-type="float">
            <text:p>77.0506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0675862069" calcext:value-type="float">
            <text:p>77.0560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281194705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32" meta:object-count="0"/>
    <meta:user-defined meta:name="AppVersion">3.0</meta:user-defined>
  </office:meta>
</office:document-meta>
</file>